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5.999cm"/>
    </style:style>
    <style:style style:name="co2" style:family="table-column">
      <style:table-column-properties fo:break-before="auto" style:column-width="2.323cm"/>
    </style:style>
    <style:style style:name="co3" style:family="table-column">
      <style:table-column-properties fo:break-before="auto" style:column-width="3.14cm"/>
    </style:style>
    <style:style style:name="co4" style:family="table-column">
      <style:table-column-properties fo:break-before="auto" style:column-width="2.54cm"/>
    </style:style>
    <style:style style:name="co5" style:family="table-column">
      <style:table-column-properties fo:break-before="auto" style:column-width="2.432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esults" table:style-name="ta1">
        <table:shapes>
          <draw:frame draw:z-index="0" draw:style-name="gr1" draw:text-style-name="P1" svg:width="15.999cm" svg:height="8.999cm" svg:x="24.629cm" svg:y="2.47cm">
            <draw:object draw:notify-on-update-of-ranges="results.C1:results.C1 results.C2:results.C34 results.F1:results.F1 results.F2:results.F34 results.C1:results.C1 results.C2:results.C34 results.G1:results.G1 results.G2:results.G3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24.629cm" svg:y="12.253cm">
            <draw:object draw:notify-on-update-of-ranges="results.C1:results.C1 results.C1:results.C34 results.D1:results.D1 results.D1:results.D34 results.C1:results.C1 results.C1:results.C34 results.H1:results.H1 results.H1:results.H3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6" table:number-columns-repeated="3" table:default-cell-style-name="Default"/>
        <table:table-row table:style-name="ro1">
          <table:table-cell office:value-type="string" calcext:value-type="string">
            <text:p>Algorithm</text:p>
          </table:table-cell>
          <table:table-cell office:value-type="string" calcext:value-type="string">
            <text:p>Sample Size</text:p>
          </table:table-cell>
          <table:table-cell office:value-type="string" calcext:value-type="string">
            <text:p>Number Elements</text:p>
          </table:table-cell>
          <table:table-cell office:value-type="string" calcext:value-type="string">
            <text:p>avg Time (ms)</text:p>
          </table:table-cell>
          <table:table-cell table:style-name="Default" office:value-type="string" calcext:value-type="string">
            <text:p>avg Time (ns)</text:p>
          </table:table-cell>
          <table:table-cell office:value-type="string" calcext:value-type="string">
            <text:p>n*log(n)</text:p>
          </table:table-cell>
          <table:table-cell table:number-columns-repeated="2" office:value-type="string" calcext:value-type="string">
            <text:p>gerade</text:p>
          </table:table-cell>
        </table:table-row>
        <table:table-row table:style-name="ro1">
          <table:table-cell office:value-type="string" calcext:value-type="string">
            <text:p>quicksort middle pivot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000" calcext:value-type="float">
            <text:p>1000</text:p>
          </table:table-cell>
          <table:table-cell table:style-name="ce1" office:value-type="float" office:value="0.000966" calcext:value-type="float">
            <text:p>9,66E-04</text:p>
          </table:table-cell>
          <table:table-cell table:style-name="Default" office:value-type="float" office:value="100566.84" calcext:value-type="float">
            <text:p>100566,84</text:p>
          </table:table-cell>
          <table:table-cell table:formula="of:=[.$C2]*LOG([.$C2];10)" office:value-type="float" office:value="3000" calcext:value-type="float">
            <text:p>3000</text:p>
          </table:table-cell>
          <table:table-cell table:formula="of:=[.$C2]*LOG([.$C2];10)" office:value-type="float" office:value="3000" calcext:value-type="float">
            <text:p>3000</text:p>
          </table:table-cell>
          <table:table-cell table:style-name="ce1" table:formula="of:=[.D2]" office:value-type="float" office:value="0.000966" calcext:value-type="float">
            <text:p>9,66E-04</text:p>
          </table:table-cell>
        </table:table-row>
        <table:table-row table:style-name="ro1">
          <table:table-cell office:value-type="string" calcext:value-type="string">
            <text:p>quicksort middle pivot</text:p>
          </table:table-cell>
          <table:table-cell table:number-columns-repeated="2" office:value-type="float" office:value="10000" calcext:value-type="float">
            <text:p>10000</text:p>
          </table:table-cell>
          <table:table-cell office:value-type="float" office:value="1.0088" calcext:value-type="float">
            <text:p>1,0088</text:p>
          </table:table-cell>
          <table:table-cell table:style-name="Default" office:value-type="float" office:value="1378839.5" calcext:value-type="float">
            <text:p>1378839,5</text:p>
          </table:table-cell>
          <table:table-cell table:formula="of:=[.$C3]*LOG([.$C3];10)" office:value-type="float" office:value="40000" calcext:value-type="float">
            <text:p>4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icksort middle pivot</text:p>
          </table:table-cell>
          <table:table-cell office:value-type="float" office:value="10000" calcext:value-type="float">
            <text:p>10000</text:p>
          </table:table-cell>
          <table:table-cell office:value-type="float" office:value="20000" calcext:value-type="float">
            <text:p>20000</text:p>
          </table:table-cell>
          <table:table-cell office:value-type="float" office:value="2.6886" calcext:value-type="float">
            <text:p>2,6886</text:p>
          </table:table-cell>
          <table:table-cell table:style-name="Default" office:value-type="float" office:value="3068956.2" calcext:value-type="float">
            <text:p>3068956,2</text:p>
          </table:table-cell>
          <table:table-cell table:formula="of:=[.$C4]*LOG([.$C4];10)" office:value-type="float" office:value="86020.5999132796" calcext:value-type="float">
            <text:p>86020,59991327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icksort middle pivot</text:p>
          </table:table-cell>
          <table:table-cell office:value-type="float" office:value="1000" calcext:value-type="float">
            <text:p>1000</text:p>
          </table:table-cell>
          <table:table-cell office:value-type="float" office:value="30000" calcext:value-type="float">
            <text:p>30000</text:p>
          </table:table-cell>
          <table:table-cell office:value-type="float" office:value="4.13" calcext:value-type="float">
            <text:p>4,13</text:p>
          </table:table-cell>
          <table:table-cell table:style-name="Default" office:value-type="float" office:value="4842737.5" calcext:value-type="float">
            <text:p>4842737,5</text:p>
          </table:table-cell>
          <table:table-cell table:formula="of:=[.$C5]*LOG([.$C5];10)" office:value-type="float" office:value="134313.63764159" calcext:value-type="float">
            <text:p>134313,637641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icksort middle pivot</text:p>
          </table:table-cell>
          <table:table-cell office:value-type="float" office:value="1000" calcext:value-type="float">
            <text:p>1000</text:p>
          </table:table-cell>
          <table:table-cell office:value-type="float" office:value="40000" calcext:value-type="float">
            <text:p>40000</text:p>
          </table:table-cell>
          <table:table-cell office:value-type="float" office:value="6.101" calcext:value-type="float">
            <text:p>6,101</text:p>
          </table:table-cell>
          <table:table-cell table:style-name="Default" office:value-type="float" office:value="6656499.5" calcext:value-type="float">
            <text:p>6656499,5</text:p>
          </table:table-cell>
          <table:table-cell table:formula="of:=[.$C6]*LOG([.$C6];10)" office:value-type="float" office:value="184082.399653118" calcext:value-type="float">
            <text:p>184082,3996531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icksort middle pivot</text:p>
          </table:table-cell>
          <table:table-cell office:value-type="float" office:value="1000" calcext:value-type="float">
            <text:p>1000</text:p>
          </table:table-cell>
          <table:table-cell office:value-type="float" office:value="50000" calcext:value-type="float">
            <text:p>50000</text:p>
          </table:table-cell>
          <table:table-cell office:value-type="float" office:value="7.999" calcext:value-type="float">
            <text:p>7,999</text:p>
          </table:table-cell>
          <table:table-cell table:style-name="Default" office:value-type="float" office:value="8483723" calcext:value-type="float">
            <text:p>8483723</text:p>
          </table:table-cell>
          <table:table-cell table:formula="of:=[.$C7]*LOG([.$C7];10)" office:value-type="float" office:value="234948.500216801" calcext:value-type="float">
            <text:p>234948,5002168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icksort middle pivot</text:p>
          </table:table-cell>
          <table:table-cell office:value-type="float" office:value="1000" calcext:value-type="float">
            <text:p>1000</text:p>
          </table:table-cell>
          <table:table-cell office:value-type="float" office:value="60000" calcext:value-type="float">
            <text:p>60000</text:p>
          </table:table-cell>
          <table:table-cell office:value-type="float" office:value="9.857" calcext:value-type="float">
            <text:p>9,857</text:p>
          </table:table-cell>
          <table:table-cell office:value-type="float" office:value="10351143" calcext:value-type="float">
            <text:p>1,04E+07</text:p>
          </table:table-cell>
          <table:table-cell table:formula="of:=[.$C8]*LOG([.$C8];10)" office:value-type="float" office:value="286689.075023019" calcext:value-type="float">
            <text:p>286689,0750230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icksort middle pivot</text:p>
          </table:table-cell>
          <table:table-cell office:value-type="float" office:value="1000" calcext:value-type="float">
            <text:p>1000</text:p>
          </table:table-cell>
          <table:table-cell office:value-type="float" office:value="70000" calcext:value-type="float">
            <text:p>70000</text:p>
          </table:table-cell>
          <table:table-cell office:value-type="float" office:value="11.757" calcext:value-type="float">
            <text:p>11,757</text:p>
          </table:table-cell>
          <table:table-cell office:value-type="float" office:value="12251418" calcext:value-type="float">
            <text:p>1,23E+07</text:p>
          </table:table-cell>
          <table:table-cell table:formula="of:=[.$C9]*LOG([.$C9];10)" office:value-type="float" office:value="339156.862800998" calcext:value-type="float">
            <text:p>339156,8628009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icksort middle pivot</text:p>
          </table:table-cell>
          <table:table-cell office:value-type="float" office:value="1000" calcext:value-type="float">
            <text:p>1000</text:p>
          </table:table-cell>
          <table:table-cell office:value-type="float" office:value="80000" calcext:value-type="float">
            <text:p>80000</text:p>
          </table:table-cell>
          <table:table-cell office:value-type="float" office:value="13.668" calcext:value-type="float">
            <text:p>13,668</text:p>
          </table:table-cell>
          <table:table-cell office:value-type="float" office:value="14146457" calcext:value-type="float">
            <text:p>1,41E+07</text:p>
          </table:table-cell>
          <table:table-cell table:formula="of:=[.$C10]*LOG([.$C10];10)" office:value-type="float" office:value="392247.198959355" calcext:value-type="float">
            <text:p>392247,1989593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icksort middle pivot</text:p>
          </table:table-cell>
          <table:table-cell office:value-type="float" office:value="1000" calcext:value-type="float">
            <text:p>1000</text:p>
          </table:table-cell>
          <table:table-cell office:value-type="float" office:value="90000" calcext:value-type="float">
            <text:p>90000</text:p>
          </table:table-cell>
          <table:table-cell office:value-type="float" office:value="15.615" calcext:value-type="float">
            <text:p>15,615</text:p>
          </table:table-cell>
          <table:table-cell office:value-type="float" office:value="16073832" calcext:value-type="float">
            <text:p>1,61E+07</text:p>
          </table:table-cell>
          <table:table-cell table:formula="of:=[.$C11]*LOG([.$C11];10)" office:value-type="float" office:value="445881.825849539" calcext:value-type="float">
            <text:p>445881,8258495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icksort middle pivot</text:p>
          </table:table-cell>
          <table:table-cell office:value-type="float" office:value="1000" calcext:value-type="float">
            <text:p>1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7.541" calcext:value-type="float">
            <text:p>17,541</text:p>
          </table:table-cell>
          <table:table-cell office:value-type="float" office:value="17985542" calcext:value-type="float">
            <text:p>1,80E+07</text:p>
          </table:table-cell>
          <table:table-cell table:formula="of:=[.$C12]*LOG([.$C12];10)" office:value-type="float" office:value="500000" calcext:value-type="float">
            <text:p>50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icksort middle pivot</text:p>
          </table:table-cell>
          <table:table-cell office:value-type="float" office:value="500" calcext:value-type="float">
            <text:p>500</text:p>
          </table:table-cell>
          <table:table-cell office:value-type="float" office:value="200000" calcext:value-type="float">
            <text:p>200000</text:p>
          </table:table-cell>
          <table:table-cell office:value-type="float" office:value="38.3" calcext:value-type="float">
            <text:p>38,3</text:p>
          </table:table-cell>
          <table:table-cell office:value-type="float" office:value="38793596" calcext:value-type="float">
            <text:p>3,88E+07</text:p>
          </table:table-cell>
          <table:table-cell table:formula="of:=[.$C13]*LOG([.$C13];10)" office:value-type="float" office:value="1060205.9991328" calcext:value-type="float">
            <text:p>1060205,99913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icksort middle pivot</text:p>
          </table:table-cell>
          <table:table-cell office:value-type="float" office:value="250" calcext:value-type="float">
            <text:p>250</text:p>
          </table:table-cell>
          <table:table-cell office:value-type="float" office:value="300000" calcext:value-type="float">
            <text:p>300000</text:p>
          </table:table-cell>
          <table:table-cell office:value-type="float" office:value="124.976" calcext:value-type="float">
            <text:p>124,976</text:p>
          </table:table-cell>
          <table:table-cell office:value-type="float" office:value="125461680" calcext:value-type="float">
            <text:p>1,25E+08</text:p>
          </table:table-cell>
          <table:table-cell table:formula="of:=[.$C14]*LOG([.$C14];10)" office:value-type="float" office:value="1643136.3764159" calcext:value-type="float">
            <text:p>1643136,37641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icksort middle pivot</text:p>
          </table:table-cell>
          <table:table-cell office:value-type="float" office:value="150" calcext:value-type="float">
            <text:p>150</text:p>
          </table:table-cell>
          <table:table-cell office:value-type="float" office:value="400000" calcext:value-type="float">
            <text:p>400000</text:p>
          </table:table-cell>
          <table:table-cell office:value-type="float" office:value="171.46666" calcext:value-type="float">
            <text:p>171,46666</text:p>
          </table:table-cell>
          <table:table-cell office:value-type="float" office:value="171943984" calcext:value-type="float">
            <text:p>1,72E+08</text:p>
          </table:table-cell>
          <table:table-cell table:formula="of:=[.$C15]*LOG([.$C15];10)" office:value-type="float" office:value="2240823.99653118" calcext:value-type="float">
            <text:p>2240823,996531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icksort middle pivot</text:p>
          </table:table-cell>
          <table:table-cell office:value-type="float" office:value="150" calcext:value-type="float">
            <text:p>150</text:p>
          </table:table-cell>
          <table:table-cell office:value-type="float" office:value="500000" calcext:value-type="float">
            <text:p>500000</text:p>
          </table:table-cell>
          <table:table-cell office:value-type="float" office:value="217.01334" calcext:value-type="float">
            <text:p>217,01334</text:p>
          </table:table-cell>
          <table:table-cell office:value-type="float" office:value="217510256" calcext:value-type="float">
            <text:p>2,18E+08</text:p>
          </table:table-cell>
          <table:table-cell table:formula="of:=[.$C16]*LOG([.$C16];10)" office:value-type="float" office:value="2849485.00216801" calcext:value-type="float">
            <text:p>2849485,002168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icksort middle pivot</text:p>
          </table:table-cell>
          <table:table-cell office:value-type="float" office:value="75" calcext:value-type="float">
            <text:p>75</text:p>
          </table:table-cell>
          <table:table-cell office:value-type="float" office:value="600000" calcext:value-type="float">
            <text:p>600000</text:p>
          </table:table-cell>
          <table:table-cell office:value-type="float" office:value="265.52" calcext:value-type="float">
            <text:p>265,52</text:p>
          </table:table-cell>
          <table:table-cell office:value-type="float" office:value="265964304" calcext:value-type="float">
            <text:p>2,66E+08</text:p>
          </table:table-cell>
          <table:table-cell table:formula="of:=[.$C17]*LOG([.$C17];10)" office:value-type="float" office:value="3466890.75023019" calcext:value-type="float">
            <text:p>3466890,750230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icksort middle pivot</text:p>
          </table:table-cell>
          <table:table-cell office:value-type="float" office:value="75" calcext:value-type="float">
            <text:p>75</text:p>
          </table:table-cell>
          <table:table-cell office:value-type="float" office:value="700000" calcext:value-type="float">
            <text:p>700000</text:p>
          </table:table-cell>
          <table:table-cell office:value-type="float" office:value="304.18668" calcext:value-type="float">
            <text:p>304,18668</text:p>
          </table:table-cell>
          <table:table-cell office:value-type="float" office:value="304718304" calcext:value-type="float">
            <text:p>3,05E+08</text:p>
          </table:table-cell>
          <table:table-cell table:formula="of:=[.$C18]*LOG([.$C18];10)" office:value-type="float" office:value="4091568.62800998" calcext:value-type="float">
            <text:p>4091568,628009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icksort middle pivot</text:p>
          </table:table-cell>
          <table:table-cell office:value-type="float" office:value="50" calcext:value-type="float">
            <text:p>50</text:p>
          </table:table-cell>
          <table:table-cell office:value-type="float" office:value="800000" calcext:value-type="float">
            <text:p>800000</text:p>
          </table:table-cell>
          <table:table-cell office:value-type="float" office:value="356.12" calcext:value-type="float">
            <text:p>356,12</text:p>
          </table:table-cell>
          <table:table-cell office:value-type="float" office:value="356606080" calcext:value-type="float">
            <text:p>3,57E+08</text:p>
          </table:table-cell>
          <table:table-cell table:formula="of:=[.$C19]*LOG([.$C19];10)" office:value-type="float" office:value="4722471.98959355" calcext:value-type="float">
            <text:p>4722471,989593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icksort middle pivot</text:p>
          </table:table-cell>
          <table:table-cell office:value-type="float" office:value="50" calcext:value-type="float">
            <text:p>50</text:p>
          </table:table-cell>
          <table:table-cell office:value-type="float" office:value="900000" calcext:value-type="float">
            <text:p>900000</text:p>
          </table:table-cell>
          <table:table-cell office:value-type="float" office:value="408.04" calcext:value-type="float">
            <text:p>408,04</text:p>
          </table:table-cell>
          <table:table-cell office:value-type="float" office:value="408554688" calcext:value-type="float">
            <text:p>4,09E+08</text:p>
          </table:table-cell>
          <table:table-cell table:formula="of:=[.$C20]*LOG([.$C20];10)" office:value-type="float" office:value="5358818.25849539" calcext:value-type="float">
            <text:p>5358818,258495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icksort middle pivot</text:p>
          </table:table-cell>
          <table:table-cell office:value-type="float" office:value="50" calcext:value-type="float">
            <text:p>5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59.58" calcext:value-type="float">
            <text:p>459,58</text:p>
          </table:table-cell>
          <table:table-cell office:value-type="float" office:value="460127840" calcext:value-type="float">
            <text:p>4,60E+08</text:p>
          </table:table-cell>
          <table:table-cell table:formula="of:=[.$C21]*LOG([.$C21];10)" office:value-type="float" office:value="6000000" calcext:value-type="float">
            <text:p>600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icksort middle pivot</text:p>
          </table:table-cell>
          <table:table-cell office:value-type="float" office:value="25" calcext:value-type="float">
            <text:p>25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972.48" calcext:value-type="float">
            <text:p>972,48</text:p>
          </table:table-cell>
          <table:table-cell office:value-type="float" office:value="972942980" calcext:value-type="float">
            <text:p>9,73E+08</text:p>
          </table:table-cell>
          <table:table-cell table:formula="of:=[.$C22]*LOG([.$C22];10)" office:value-type="float" office:value="12602059.991328" calcext:value-type="float">
            <text:p>12602059,9913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icksort middle pivot</text:p>
          </table:table-cell>
          <table:table-cell office:value-type="float" office:value="10" calcext:value-type="float">
            <text:p>10</text:p>
          </table:table-cell>
          <table:table-cell office:value-type="float" office:value="3000000" calcext:value-type="float">
            <text:p>3000000</text:p>
          </table:table-cell>
          <table:table-cell office:value-type="float" office:value="1532.5" calcext:value-type="float">
            <text:p>1532,5</text:p>
          </table:table-cell>
          <table:table-cell office:value-type="float" office:value="1533059460" calcext:value-type="float">
            <text:p>1,53E+09</text:p>
          </table:table-cell>
          <table:table-cell table:formula="of:=[.$C23]*LOG([.$C23];10)" office:value-type="float" office:value="19431363.764159" calcext:value-type="float">
            <text:p>19431363,7641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icksort middle pivot</text:p>
          </table:table-cell>
          <table:table-cell office:value-type="float" office:value="10" calcext:value-type="float">
            <text:p>1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2068.7" calcext:value-type="float">
            <text:p>2068,7</text:p>
          </table:table-cell>
          <table:table-cell office:value-type="float" office:value="2069116290" calcext:value-type="float">
            <text:p>2,07E+09</text:p>
          </table:table-cell>
          <table:table-cell table:formula="of:=[.$C24]*LOG([.$C24];10)" office:value-type="float" office:value="26408239.9653118" calcext:value-type="float">
            <text:p>26408239,96531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icksort middle pivot</text:p>
          </table:table-cell>
          <table:table-cell office:value-type="float" office:value="10" calcext:value-type="float">
            <text:p>10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2742.7" calcext:value-type="float">
            <text:p>2742,7</text:p>
          </table:table-cell>
          <table:table-cell office:value-type="float" office:value="2743164160" calcext:value-type="float">
            <text:p>2,74E+09</text:p>
          </table:table-cell>
          <table:table-cell table:formula="of:=[.$C25]*LOG([.$C25];10)" office:value-type="float" office:value="33494850.0216801" calcext:value-type="float">
            <text:p>33494850,02168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icksort middle pivot</text:p>
          </table:table-cell>
          <table:table-cell office:value-type="float" office:value="10" calcext:value-type="float">
            <text:p>10</text:p>
          </table:table-cell>
          <table:table-cell office:value-type="float" office:value="6000000" calcext:value-type="float">
            <text:p>6000000</text:p>
          </table:table-cell>
          <table:table-cell office:value-type="float" office:value="3242.9" calcext:value-type="float">
            <text:p>3242,9</text:p>
          </table:table-cell>
          <table:table-cell office:value-type="float" office:value="3243439100" calcext:value-type="float">
            <text:p>3,24E+09</text:p>
          </table:table-cell>
          <table:table-cell table:formula="of:=[.$C26]*LOG([.$C26];10)" office:value-type="float" office:value="40668907.5023019" calcext:value-type="float">
            <text:p>40668907,50230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icksort middle pivot</text:p>
          </table:table-cell>
          <table:table-cell office:value-type="float" office:value="10" calcext:value-type="float">
            <text:p>10</text:p>
          </table:table-cell>
          <table:table-cell office:value-type="float" office:value="7000000" calcext:value-type="float">
            <text:p>7000000</text:p>
          </table:table-cell>
          <table:table-cell office:value-type="float" office:value="3873.1" calcext:value-type="float">
            <text:p>3873,1</text:p>
          </table:table-cell>
          <table:table-cell office:value-type="float" office:value="3873474560" calcext:value-type="float">
            <text:p>3,87E+09</text:p>
          </table:table-cell>
          <table:table-cell table:formula="of:=[.$C27]*LOG([.$C27];10)" office:value-type="float" office:value="47915686.2800998" calcext:value-type="float">
            <text:p>47915686,28009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icksort middle pivot</text:p>
          </table:table-cell>
          <table:table-cell office:value-type="float" office:value="10" calcext:value-type="float">
            <text:p>10</text:p>
          </table:table-cell>
          <table:table-cell office:value-type="float" office:value="8000000" calcext:value-type="float">
            <text:p>8000000</text:p>
          </table:table-cell>
          <table:table-cell office:value-type="float" office:value="4634.7" calcext:value-type="float">
            <text:p>4634,7</text:p>
          </table:table-cell>
          <table:table-cell office:value-type="float" office:value="4635102200" calcext:value-type="float">
            <text:p>4,64E+09</text:p>
          </table:table-cell>
          <table:table-cell table:formula="of:=[.$C28]*LOG([.$C28];10)" office:value-type="float" office:value="55224719.8959355" calcext:value-type="float">
            <text:p>55224719,89593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icksort middle pivot</text:p>
          </table:table-cell>
          <table:table-cell office:value-type="float" office:value="10" calcext:value-type="float">
            <text:p>10</text:p>
          </table:table-cell>
          <table:table-cell office:value-type="float" office:value="9000000" calcext:value-type="float">
            <text:p>9000000</text:p>
          </table:table-cell>
          <table:table-cell office:value-type="float" office:value="5172.2" calcext:value-type="float">
            <text:p>5172,2</text:p>
          </table:table-cell>
          <table:table-cell office:value-type="float" office:value="5172812800" calcext:value-type="float">
            <text:p>5,17E+09</text:p>
          </table:table-cell>
          <table:table-cell table:formula="of:=[.$C29]*LOG([.$C29];10)" office:value-type="float" office:value="62588182.5849539" calcext:value-type="float">
            <text:p>62588182,58495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icksort middle pivot</text:p>
          </table:table-cell>
          <table:table-cell office:value-type="float" office:value="10" calcext:value-type="float">
            <text:p>1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806.6" calcext:value-type="float">
            <text:p>5806,6</text:p>
          </table:table-cell>
          <table:table-cell office:value-type="float" office:value="5806997000" calcext:value-type="float">
            <text:p>5,81E+09</text:p>
          </table:table-cell>
          <table:table-cell table:formula="of:=[.$C30]*LOG([.$C30];10)" office:value-type="float" office:value="70000000" calcext:value-type="float">
            <text:p>7000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icksort middle pivot</text:p>
          </table:table-cell>
          <table:table-cell office:value-type="float" office:value="5" calcext:value-type="float">
            <text:p>5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12420" calcext:value-type="float">
            <text:p>12420</text:p>
          </table:table-cell>
          <table:table-cell office:value-type="float" office:value="12420616200" calcext:value-type="float">
            <text:p>1,24E+10</text:p>
          </table:table-cell>
          <table:table-cell table:formula="of:=[.$C31]*LOG([.$C31];10)" office:value-type="float" office:value="146020599.91328" calcext:value-type="float">
            <text:p>146020599,913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icksort middle pivot</text:p>
          </table:table-cell>
          <table:table-cell office:value-type="float" office:value="5" calcext:value-type="float">
            <text:p>5</text:p>
          </table:table-cell>
          <table:table-cell office:value-type="float" office:value="30000000" calcext:value-type="float">
            <text:p>30000000</text:p>
          </table:table-cell>
          <table:table-cell office:value-type="float" office:value="19364" calcext:value-type="float">
            <text:p>19364</text:p>
          </table:table-cell>
          <table:table-cell office:value-type="float" office:value="19364433900" calcext:value-type="float">
            <text:p>1,94E+10</text:p>
          </table:table-cell>
          <table:table-cell table:formula="of:=[.$C32]*LOG([.$C32];10)" office:value-type="float" office:value="224313637.64159" calcext:value-type="float">
            <text:p>224313637,641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icksort middle pivot</text:p>
          </table:table-cell>
          <table:table-cell office:value-type="float" office:value="5" calcext:value-type="float">
            <text:p>5</text:p>
          </table:table-cell>
          <table:table-cell office:value-type="float" office:value="40000000" calcext:value-type="float">
            <text:p>40000000</text:p>
          </table:table-cell>
          <table:table-cell office:value-type="float" office:value="26605.6" calcext:value-type="float">
            <text:p>26605,6</text:p>
          </table:table-cell>
          <table:table-cell office:value-type="float" office:value="26606094300" calcext:value-type="float">
            <text:p>2,66E+10</text:p>
          </table:table-cell>
          <table:table-cell table:formula="of:=[.$C33]*LOG([.$C33];10)" office:value-type="float" office:value="304082399.653118" calcext:value-type="float">
            <text:p>304082399,6531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icksort middle pivot</text:p>
          </table:table-cell>
          <table:table-cell office:value-type="float" office:value="5" calcext:value-type="float">
            <text:p>5</text:p>
          </table:table-cell>
          <table:table-cell office:value-type="float" office:value="50000000" calcext:value-type="float">
            <text:p>50000000</text:p>
          </table:table-cell>
          <table:table-cell office:value-type="float" office:value="35033.6" calcext:value-type="float">
            <text:p>35033,6</text:p>
          </table:table-cell>
          <table:table-cell office:value-type="float" office:value="35033960000" calcext:value-type="float">
            <text:p>3,50E+10</text:p>
          </table:table-cell>
          <table:table-cell table:formula="of:=[.C$34]*LOG([.C$34];10)" office:value-type="float" office:value="384948500.216801" calcext:value-type="float">
            <text:p>384948500,216801</text:p>
          </table:table-cell>
          <table:table-cell table:formula="of:=[.$C34]*LOG([.$C34];10)" office:value-type="float" office:value="384948500.216801" calcext:value-type="float">
            <text:p>384948500,216801</text:p>
          </table:table-cell>
          <table:table-cell table:formula="of:=[.D34]" office:value-type="float" office:value="35033.6" calcext:value-type="float">
            <text:p>35033,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Microsoft YaHei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15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06-15T10:18:30.941670990</dc:date>
    <meta:editing-duration>PT2M2S</meta:editing-duration>
    <meta:editing-cycles>2</meta:editing-cycles>
    <meta:generator>LibreOffice/7.1.3.2$Linux_X86_64 LibreOffice_project/10$Build-2</meta:generator>
    <meta:document-statistic meta:table-count="1" meta:cell-count="210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492cm" svg:y="3.952cm" style:legend-expansion="high" chart:style-name="ch2"/>
        <chart:plot-area chart:style-name="ch3" table:cell-range-address="results.C1:results.C34 results.F1:results.G34" chart:data-source-has-labels="row" svg:x="0.32cm" svg:y="0.18cm" svg:width="12.852cm" svg:height="8.64cm">
          <chart:coordinate-region svg:x="2.238cm" svg:y="0.379cm" svg:width="10.192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results.F2:results.F34" chart:label-cell-address="results.F1:results.F1" chart:class="chart:scatter">
            <chart:domain table:cell-range-address="results.C2:results.C34"/>
            <chart:data-point chart:repeated="33"/>
          </chart:series>
          <chart:series chart:style-name="ch8" chart:values-cell-range-address="results.G2:results.G34" chart:label-cell-address="results.G1:results.G1" chart:class="chart:scatter">
            <chart:data-point chart:repeated="3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C</text:p>
              </table:table-cell>
              <table:table-cell office:value-type="string">
                <text:p>n*log(n)</text:p>
                <draw:g>
                  <svg:desc>results.F1:results.F1</svg:desc>
                </draw:g>
              </table:table-cell>
              <table:table-cell office:value-type="string">
                <text:p>gerade</text:p>
                <draw:g>
                  <svg:desc>results.G1:results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">
                <text:p>1000</text:p>
                <draw:g>
                  <svg:desc>results.C2:results.C34</svg:desc>
                </draw:g>
              </table:table-cell>
              <table:table-cell office:value-type="float" office:value="3000">
                <text:p>3000</text:p>
                <draw:g>
                  <svg:desc>results.F2:results.F34</svg:desc>
                </draw:g>
              </table:table-cell>
              <table:table-cell office:value-type="float" office:value="3000">
                <text:p>3000</text:p>
                <draw:g>
                  <svg:desc>results.G2:results.G3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0">
                <text:p>10000</text:p>
              </table:table-cell>
              <table:table-cell office:value-type="float" office:value="40000">
                <text:p>40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00">
                <text:p>20000</text:p>
              </table:table-cell>
              <table:table-cell office:value-type="float" office:value="86020.5999132796">
                <text:p>86020.59991327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000">
                <text:p>30000</text:p>
              </table:table-cell>
              <table:table-cell office:value-type="float" office:value="134313.63764159">
                <text:p>134313.637641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000">
                <text:p>40000</text:p>
              </table:table-cell>
              <table:table-cell office:value-type="float" office:value="184082.399653118">
                <text:p>184082.3996531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000">
                <text:p>50000</text:p>
              </table:table-cell>
              <table:table-cell office:value-type="float" office:value="234948.500216801">
                <text:p>234948.5002168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000">
                <text:p>60000</text:p>
              </table:table-cell>
              <table:table-cell office:value-type="float" office:value="286689.075023019">
                <text:p>286689.0750230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000">
                <text:p>70000</text:p>
              </table:table-cell>
              <table:table-cell office:value-type="float" office:value="339156.862800998">
                <text:p>339156.8628009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000">
                <text:p>80000</text:p>
              </table:table-cell>
              <table:table-cell office:value-type="float" office:value="392247.198959355">
                <text:p>392247.1989593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000">
                <text:p>90000</text:p>
              </table:table-cell>
              <table:table-cell office:value-type="float" office:value="445881.825849539">
                <text:p>445881.8258495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000">
                <text:p>100000</text:p>
              </table:table-cell>
              <table:table-cell office:value-type="float" office:value="500000">
                <text:p>500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0000">
                <text:p>200000</text:p>
              </table:table-cell>
              <table:table-cell office:value-type="float" office:value="1060205.9991328">
                <text:p>1060205.99913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00000">
                <text:p>300000</text:p>
              </table:table-cell>
              <table:table-cell office:value-type="float" office:value="1643136.3764159">
                <text:p>1643136.37641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00000">
                <text:p>400000</text:p>
              </table:table-cell>
              <table:table-cell office:value-type="float" office:value="2240823.99653118">
                <text:p>2240823.996531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00000">
                <text:p>500000</text:p>
              </table:table-cell>
              <table:table-cell office:value-type="float" office:value="2849485.00216801">
                <text:p>2849485.002168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00000">
                <text:p>600000</text:p>
              </table:table-cell>
              <table:table-cell office:value-type="float" office:value="3466890.75023019">
                <text:p>3466890.750230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00000">
                <text:p>700000</text:p>
              </table:table-cell>
              <table:table-cell office:value-type="float" office:value="4091568.62800998">
                <text:p>4091568.628009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00000">
                <text:p>800000</text:p>
              </table:table-cell>
              <table:table-cell office:value-type="float" office:value="4722471.98959355">
                <text:p>4722471.989593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00000">
                <text:p>900000</text:p>
              </table:table-cell>
              <table:table-cell office:value-type="float" office:value="5358818.25849539">
                <text:p>5358818.258495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00000">
                <text:p>1000000</text:p>
              </table:table-cell>
              <table:table-cell office:value-type="float" office:value="6000000">
                <text:p>6000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00000">
                <text:p>2000000</text:p>
              </table:table-cell>
              <table:table-cell office:value-type="float" office:value="12602059.991328">
                <text:p>12602059.9913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000000">
                <text:p>3000000</text:p>
              </table:table-cell>
              <table:table-cell office:value-type="float" office:value="19431363.764159">
                <text:p>19431363.7641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000000">
                <text:p>4000000</text:p>
              </table:table-cell>
              <table:table-cell office:value-type="float" office:value="26408239.9653118">
                <text:p>26408239.96531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000000">
                <text:p>5000000</text:p>
              </table:table-cell>
              <table:table-cell office:value-type="float" office:value="33494850.0216801">
                <text:p>33494850.02168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000000">
                <text:p>6000000</text:p>
              </table:table-cell>
              <table:table-cell office:value-type="float" office:value="40668907.5023019">
                <text:p>40668907.50230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000000">
                <text:p>7000000</text:p>
              </table:table-cell>
              <table:table-cell office:value-type="float" office:value="47915686.2800998">
                <text:p>47915686.28009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000000">
                <text:p>8000000</text:p>
              </table:table-cell>
              <table:table-cell office:value-type="float" office:value="55224719.8959355">
                <text:p>55224719.89593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000000">
                <text:p>9000000</text:p>
              </table:table-cell>
              <table:table-cell office:value-type="float" office:value="62588182.5849539">
                <text:p>62588182.58495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0000000">
                <text:p>10000000</text:p>
              </table:table-cell>
              <table:table-cell office:value-type="float" office:value="70000000">
                <text:p>70000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0000000">
                <text:p>20000000</text:p>
              </table:table-cell>
              <table:table-cell office:value-type="float" office:value="146020599.91328">
                <text:p>146020599.913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000000">
                <text:p>30000000</text:p>
              </table:table-cell>
              <table:table-cell office:value-type="float" office:value="224313637.64159">
                <text:p>224313637.641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0000000">
                <text:p>40000000</text:p>
              </table:table-cell>
              <table:table-cell office:value-type="float" office:value="304082399.653118">
                <text:p>304082399.6531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0000000">
                <text:p>50000000</text:p>
              </table:table-cell>
              <table:table-cell office:value-type="float" office:value="384948500.216801">
                <text:p>384948500.216801</text:p>
              </table:table-cell>
              <table:table-cell office:value-type="float" office:value="384948500.216801">
                <text:p>384948500.21680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3.2$Linux_X86_64 LibreOffice_project/1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61">
      <number:scientific-number number:decimal-places="2" number:min-decimal-places="2" number:min-integer-digits="1" number:min-exponent-digits="2" number:exponent-interval="1" number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6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433cm" svg:y="3.952cm" style:legend-expansion="high" chart:style-name="ch2"/>
        <chart:plot-area chart:style-name="ch3" table:cell-range-address="results.C1:results.D34 results.H1:results.H34" chart:data-source-has-labels="row" svg:x="0.32cm" svg:y="0.18cm" svg:width="11.793cm" svg:height="8.64cm">
          <chart:coordinate-region svg:x="2.053cm" svg:y="0.379cm" svg:width="9.317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results.D1:results.D34" chart:label-cell-address="results.D1:results.D1" chart:class="chart:scatter">
            <chart:domain table:cell-range-address="results.C1:results.C34"/>
            <chart:data-point chart:repeated="34"/>
          </chart:series>
          <chart:series chart:style-name="ch8" chart:values-cell-range-address="results.H1:results.H34" chart:label-cell-address="results.H1:results.H1" chart:class="chart:scatter">
            <chart:data-point chart:repeated="3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C</text:p>
              </table:table-cell>
              <table:table-cell office:value-type="string">
                <text:p>avg Time (ms)</text:p>
                <draw:g>
                  <svg:desc>results.D1:results.D1</svg:desc>
                </draw:g>
              </table:table-cell>
              <table:table-cell office:value-type="string">
                <text:p>gerade</text:p>
                <draw:g>
                  <svg:desc>results.H1:results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results.C1:results.C34</svg:desc>
                </draw:g>
              </table:table-cell>
              <table:table-cell office:value-type="float" office:value="NaN">
                <text:p>NaN</text:p>
                <draw:g>
                  <svg:desc>results.D1:results.D34</svg:desc>
                </draw:g>
              </table:table-cell>
              <table:table-cell office:value-type="float" office:value="NaN">
                <text:p>NaN</text:p>
                <draw:g>
                  <svg:desc>results.H1:results.H3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">
                <text:p>1000</text:p>
              </table:table-cell>
              <table:table-cell office:value-type="float" office:value="0.000966">
                <text:p>0.000966</text:p>
              </table:table-cell>
              <table:table-cell office:value-type="float" office:value="0.000966">
                <text:p>0.00096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0">
                <text:p>10000</text:p>
              </table:table-cell>
              <table:table-cell office:value-type="float" office:value="1.0088">
                <text:p>1.00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00">
                <text:p>20000</text:p>
              </table:table-cell>
              <table:table-cell office:value-type="float" office:value="2.6886">
                <text:p>2.68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000">
                <text:p>30000</text:p>
              </table:table-cell>
              <table:table-cell office:value-type="float" office:value="4.13">
                <text:p>4.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0000">
                <text:p>40000</text:p>
              </table:table-cell>
              <table:table-cell office:value-type="float" office:value="6.101">
                <text:p>6.1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0000">
                <text:p>50000</text:p>
              </table:table-cell>
              <table:table-cell office:value-type="float" office:value="7.999">
                <text:p>7.9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0000">
                <text:p>60000</text:p>
              </table:table-cell>
              <table:table-cell office:value-type="float" office:value="9.857">
                <text:p>9.8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0000">
                <text:p>70000</text:p>
              </table:table-cell>
              <table:table-cell office:value-type="float" office:value="11.757">
                <text:p>11.7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0000">
                <text:p>80000</text:p>
              </table:table-cell>
              <table:table-cell office:value-type="float" office:value="13.668">
                <text:p>13.6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0000">
                <text:p>90000</text:p>
              </table:table-cell>
              <table:table-cell office:value-type="float" office:value="15.615">
                <text:p>15.6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0000">
                <text:p>100000</text:p>
              </table:table-cell>
              <table:table-cell office:value-type="float" office:value="17.541">
                <text:p>17.5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0000">
                <text:p>200000</text:p>
              </table:table-cell>
              <table:table-cell office:value-type="float" office:value="38.3">
                <text:p>38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00000">
                <text:p>300000</text:p>
              </table:table-cell>
              <table:table-cell office:value-type="float" office:value="124.976">
                <text:p>124.9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00000">
                <text:p>400000</text:p>
              </table:table-cell>
              <table:table-cell office:value-type="float" office:value="171.46666">
                <text:p>171.466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00000">
                <text:p>500000</text:p>
              </table:table-cell>
              <table:table-cell office:value-type="float" office:value="217.01334">
                <text:p>217.013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00000">
                <text:p>600000</text:p>
              </table:table-cell>
              <table:table-cell office:value-type="float" office:value="265.52">
                <text:p>265.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00000">
                <text:p>700000</text:p>
              </table:table-cell>
              <table:table-cell office:value-type="float" office:value="304.18668">
                <text:p>304.186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00000">
                <text:p>800000</text:p>
              </table:table-cell>
              <table:table-cell office:value-type="float" office:value="356.12">
                <text:p>356.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00000">
                <text:p>900000</text:p>
              </table:table-cell>
              <table:table-cell office:value-type="float" office:value="408.04">
                <text:p>408.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00000">
                <text:p>1000000</text:p>
              </table:table-cell>
              <table:table-cell office:value-type="float" office:value="459.58">
                <text:p>459.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000000">
                <text:p>2000000</text:p>
              </table:table-cell>
              <table:table-cell office:value-type="float" office:value="972.48">
                <text:p>972.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000000">
                <text:p>3000000</text:p>
              </table:table-cell>
              <table:table-cell office:value-type="float" office:value="1532.5">
                <text:p>1532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000000">
                <text:p>4000000</text:p>
              </table:table-cell>
              <table:table-cell office:value-type="float" office:value="2068.7">
                <text:p>2068.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000000">
                <text:p>5000000</text:p>
              </table:table-cell>
              <table:table-cell office:value-type="float" office:value="2742.7">
                <text:p>2742.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000000">
                <text:p>6000000</text:p>
              </table:table-cell>
              <table:table-cell office:value-type="float" office:value="3242.9">
                <text:p>3242.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000000">
                <text:p>7000000</text:p>
              </table:table-cell>
              <table:table-cell office:value-type="float" office:value="3873.1">
                <text:p>3873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8000000">
                <text:p>8000000</text:p>
              </table:table-cell>
              <table:table-cell office:value-type="float" office:value="4634.7">
                <text:p>4634.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000000">
                <text:p>9000000</text:p>
              </table:table-cell>
              <table:table-cell office:value-type="float" office:value="5172.2">
                <text:p>5172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0000000">
                <text:p>10000000</text:p>
              </table:table-cell>
              <table:table-cell office:value-type="float" office:value="5806.6">
                <text:p>5806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0000000">
                <text:p>20000000</text:p>
              </table:table-cell>
              <table:table-cell office:value-type="float" office:value="12420">
                <text:p>124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0000000">
                <text:p>30000000</text:p>
              </table:table-cell>
              <table:table-cell office:value-type="float" office:value="19364">
                <text:p>193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0000000">
                <text:p>40000000</text:p>
              </table:table-cell>
              <table:table-cell office:value-type="float" office:value="26605.6">
                <text:p>26605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0000000">
                <text:p>50000000</text:p>
              </table:table-cell>
              <table:table-cell office:value-type="float" office:value="35033.6">
                <text:p>35033.6</text:p>
              </table:table-cell>
              <table:table-cell office:value-type="float" office:value="35033.6">
                <text:p>35033.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3.2$Linux_X86_64 LibreOffice_project/1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